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0.213cm"/>
        </style:tab-stops>
      </style:paragraph-properties>
    </style:style>
    <style:style style:name="P2" style:family="paragraph" style:parent-style-name="Standard">
      <style:paragraph-properties fo:margin-left="0.503cm" fo:margin-right="0cm" fo:text-indent="0cm" style:auto-text-indent="false">
        <style:tab-stops>
          <style:tab-stop style:position="0cm"/>
        </style:tab-stops>
      </style:paragraph-properties>
    </style:style>
    <style:style style:name="P3" style:family="paragraph" style:parent-style-name="Standard">
      <style:paragraph-properties fo:margin-left="0.503cm" fo:margin-right="0cm" fo:text-align="justify" style:justify-single-word="false" fo:text-indent="0cm" style:auto-text-indent="false">
        <style:tab-stops>
          <style:tab-stop style:position="0cm"/>
        </style:tab-stops>
      </style:paragraph-properties>
    </style:style>
    <style:style style:name="P4" style:family="paragraph" style:parent-style-name="Standard">
      <style:paragraph-properties fo:margin-left="0.503cm" fo:margin-right="0.397cm" fo:text-align="justify" style:justify-single-word="false" fo:text-indent="0cm" style:auto-text-indent="false">
        <style:tab-stops>
          <style:tab-stop style:position="0cm"/>
        </style:tab-stops>
      </style:paragraph-properties>
    </style:style>
    <style:style style:name="P5" style:family="paragraph" style:parent-style-name="Standard">
      <style:paragraph-properties fo:margin-left="0.503cm" fo:margin-right="0.397cm" fo:text-align="justify" style:justify-single-word="false" fo:text-indent="0cm" style:auto-text-indent="false">
        <style:tab-stops>
          <style:tab-stop style:position="9.71cm"/>
        </style:tab-stops>
      </style:paragraph-properties>
    </style:style>
    <style:style style:name="P6" style:family="paragraph" style:parent-style-name="Standard">
      <style:paragraph-properties fo:margin-left="0.503cm" fo:margin-right="0.423cm" fo:text-align="justify" style:justify-single-word="false" fo:text-indent="0cm" style:auto-text-indent="false">
        <style:tab-stops>
          <style:tab-stop style:position="0cm"/>
        </style:tab-stops>
      </style:paragraph-properties>
    </style:style>
    <style:style style:name="P7" style:family="paragraph" style:parent-style-name="Standard">
      <style:paragraph-properties>
        <style:tab-stops>
          <style:tab-stop style:position="10.213cm"/>
        </style:tab-stops>
      </style:paragraph-properties>
    </style:style>
    <style:style style:name="P8" style:family="paragraph" style:parent-style-name="Standard">
      <style:paragraph-properties fo:margin-left="0.503cm" fo:margin-right="0.397cm" fo:text-align="justify" style:justify-single-word="false" fo:text-indent="0cm" style:auto-text-indent="false">
        <style:tab-stops>
          <style:tab-stop style:position="0cm"/>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 Xavier Mourgues</text:p>
      <text:p text:style-name="P2">Gué de Salelles </text:p>
      <text:p text:style-name="P2">12000 Rodez</text:p>
      <text:p text:style-name="Standard"/>
      <text:p text:style-name="P1"><text:tab/>M. Lacombe Ulysse</text:p>
      <text:p text:style-name="P1"><text:tab/>Septime</text:p>
      <text:p text:style-name="P1"><text:tab/>5, Rue de la Penderie</text:p>
      <text:p text:style-name="P1"><text:tab/>12000 Rodez</text:p>
      <text:p text:style-name="P1"><text:tab/></text:p>
      <text:p text:style-name="P1"/>
      <text:p text:style-name="P1"/>
      <text:p text:style-name="P1"><text:tab/>Fait à Rodez le 20/01/2011</text:p>
      <text:p text:style-name="P1"/>
      <text:p text:style-name="P1"/>
      <text:p text:style-name="P2">Objet : Demande de stage</text:p>
      <text:p text:style-name="P2"/>
      <text:p text:style-name="P2"/>
      <text:p text:style-name="P2"/>
      <text:p text:style-name="P2">Monsieur,</text:p>
      <text:p text:style-name="P2"/>
      <text:p text:style-name="P6">Actuellement étudiant en Licence Professionnel Développement d'application Internet/Intranet, à l'I.U.T. de Rodez (12). Je suis à la recherche d'un stage afin de concrétiser ma formation. </text:p>
      <text:p text:style-name="P3"/>
      <text:p text:style-name="P4">Mon parcours atypique par un passage en Baccalauréat Professionnel montre mon déterminisme et mon engouement pour évoluer dans le domaine de l'informatique. C'est donc dans un esprit d'évolution que je suis prêt à me mettre à votre disposition au sein de vos équipes. Mes capacités dans le domaines des réseaux, des télécommunications et du développement, obtenu lors de mes formations et expériences professionnelles, vous apporteraient une aide auprès de votre groupe de travail.</text:p>
      <text:p text:style-name="P4"/>
      <text:p text:style-name="P4">La période de stage s'étend du 14 mars au 18 juin 2011.</text:p>
      <text:p text:style-name="P4"/>
      <text:p text:style-name="P4">A l'issue de cette formation, j'envisage d'intégrer l'école 3iL Rodez en alternance.</text:p>
      <text:p text:style-name="P4"/>
      <text:p text:style-name="P4">Dans l'attente d'une réponse de votre part, je vous prie d'agréer, Monsieur, l'expression de mes sincères salutations.</text:p>
      <text:p text:style-name="P4"/>
      <text:p text:style-name="P4"/>
      <text:p text:style-name="P4"/>
      <text:p text:style-name="P4"/>
      <text:p text:style-name="P5"><text:tab/>Xavier Mourg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oot</meta:initial-creator>
    <meta:creation-date>2010-05-18T11:32:31</meta:creation-date>
    <dc:date>2011-01-26T18:16:36.96</dc:date>
    <meta:editing-cycles>38</meta:editing-cycles>
    <meta:editing-duration>PT02H09M32S</meta:editing-duration>
    <meta:print-date>2011-01-26T18:03:13.18</meta:print-date>
    <meta:document-statistic meta:table-count="0" meta:image-count="0" meta:object-count="0" meta:page-count="1" meta:paragraph-count="17" meta:word-count="171" meta:character-count="1108"/>
    <meta:user-defined meta:name="Info 1"/>
    <meta:user-defined meta:name="Info 2"/>
    <meta:user-defined meta:name="Info 3"/>
    <meta:user-defined meta:name="Info 4"/>
  </office:meta>
</office:document-meta>
</file>